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4.05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/>
    </style:style>
    <style:style style:name="ce2" style:family="table-cell" style:parent-style-name="Default">
      <style:table-cell-properties fo:background-color="#ff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>
            <text:p>Артикул</text:p>
          </table:table-cell>
          <table:table-cell office:value-type="string">
            <text:p>Колорит</text:p>
          </table:table-cell>
          <table:table-cell office:value-type="string">
            <text:p>№ новый</text:p>
          </table:table-cell>
          <table:table-cell office:value-type="string">
            <text:p>№старый</text:p>
          </table:table-cell>
          <table:table-cell office:value-type="string">
            <text:p>Машины</text:p>
          </table:table-cell>
          <table:table-cell office:value-type="string">
            <text:p>Настройки</text:p>
          </table:table-cell>
          <table:table-cell office:value-type="string">
            <text:p>Время</text:p>
          </table:table-cell>
          <table:table-cell office:value-type="string">
            <text:p>Метраж</text:p>
          </table:table-cell>
          <table:table-cell office:value-type="string">
            <text:p>Признак оптимального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/>
          <table:table-cell office:value-type="float" office:value="274">
            <text:p>274</text:p>
          </table:table-cell>
          <table:table-cell office:value-type="float" office:value="0.332">
            <text:p>0,332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100">
            <text:p>100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21">
            <text:p>21</text:p>
          </table:table-cell>
          <table:table-cell office:value-type="float" office:value="92">
            <text:p>92</text:p>
          </table:table-cell>
          <table:table-cell/>
          <table:table-cell office:value-type="float" office:value="115">
            <text:p>115</text:p>
          </table:table-cell>
          <table:table-cell office:value-type="float" office:value="0.35">
            <text:p>0,35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/>
          <table:table-cell office:value-type="float" office:value="105">
            <text:p>105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116">
            <text:p>116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76">
            <text:p>76</text:p>
          </table:table-cell>
          <table:table-cell office:value-type="float" office:value="131">
            <text:p>131</text:p>
          </table:table-cell>
          <table:table-cell/>
          <table:table-cell office:value-type="float" office:value="93">
            <text:p>93</text:p>
          </table:table-cell>
          <table:table-cell office:value-type="float" office:value="0.47">
            <text:p>0,4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/>
          <table:table-cell office:value-type="float" office:value="88">
            <text:p>88</text:p>
          </table:table-cell>
          <table:table-cell office:value-type="float" office:value="1.08">
            <text:p>1,08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office:value-type="float" office:value="86">
            <text:p>86</text:p>
          </table:table-cell>
          <table:table-cell office:value-type="float" office:value="1.2">
            <text:p>1,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/>
          <table:table-cell office:value-type="float" office:value="91">
            <text:p>91</text:p>
          </table:table-cell>
          <table:table-cell office:value-type="float" office:value="0.84">
            <text:p>0,8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/>
          <table:table-cell office:value-type="float" office:value="94">
            <text:p>94</text:p>
          </table:table-cell>
          <table:table-cell office:value-type="float" office:value="2.7">
            <text:p>2,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211">
            <text:p>211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/>
          <table:table-cell office:value-type="float" office:value="274">
            <text:p>274</text:p>
          </table:table-cell>
          <table:table-cell office:value-type="float" office:value="0.332">
            <text:p>0,332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100">
            <text:p>100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21">
            <text:p>21</text:p>
          </table:table-cell>
          <table:table-cell office:value-type="float" office:value="92">
            <text:p>92</text:p>
          </table:table-cell>
          <table:table-cell/>
          <table:table-cell office:value-type="float" office:value="115">
            <text:p>115</text:p>
          </table:table-cell>
          <table:table-cell office:value-type="float" office:value="0.35">
            <text:p>0,35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/>
          <table:table-cell office:value-type="float" office:value="105">
            <text:p>105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116">
            <text:p>116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/>
          <table:table-cell office:value-type="float" office:value="90">
            <text:p>90</text:p>
          </table:table-cell>
          <table:table-cell office:value-type="float" office:value="0.55">
            <text:p>0,55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/>
          <table:table-cell office:value-type="float" office:value="88">
            <text:p>88</text:p>
          </table:table-cell>
          <table:table-cell office:value-type="float" office:value="1.08">
            <text:p>1,08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office:value-type="float" office:value="86">
            <text:p>86</text:p>
          </table:table-cell>
          <table:table-cell office:value-type="float" office:value="1.2">
            <text:p>1,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/>
          <table:table-cell office:value-type="float" office:value="91">
            <text:p>91</text:p>
          </table:table-cell>
          <table:table-cell office:value-type="float" office:value="0.84">
            <text:p>0,8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/>
          <table:table-cell office:value-type="float" office:value="94">
            <text:p>94</text:p>
          </table:table-cell>
          <table:table-cell office:value-type="float" office:value="2.7">
            <text:p>2,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211">
            <text:p>211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/>
          <table:table-cell office:value-type="float" office:value="274">
            <text:p>274</text:p>
          </table:table-cell>
          <table:table-cell office:value-type="float" office:value="0.332">
            <text:p>0,332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100">
            <text:p>100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/>
          <table:table-cell office:value-type="float" office:value="105">
            <text:p>105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116">
            <text:p>116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/>
          <table:table-cell office:value-type="float" office:value="90">
            <text:p>90</text:p>
          </table:table-cell>
          <table:table-cell office:value-type="float" office:value="0.55">
            <text:p>0,55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/>
          <table:table-cell office:value-type="float" office:value="88">
            <text:p>88</text:p>
          </table:table-cell>
          <table:table-cell office:value-type="float" office:value="1.08">
            <text:p>1,08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office:value-type="float" office:value="86">
            <text:p>86</text:p>
          </table:table-cell>
          <table:table-cell office:value-type="float" office:value="1.2">
            <text:p>1,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/>
          <table:table-cell office:value-type="float" office:value="91">
            <text:p>91</text:p>
          </table:table-cell>
          <table:table-cell office:value-type="float" office:value="0.84">
            <text:p>0,8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/>
          <table:table-cell office:value-type="float" office:value="94">
            <text:p>94</text:p>
          </table:table-cell>
          <table:table-cell office:value-type="float" office:value="2.7">
            <text:p>2,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211">
            <text:p>211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10701">
            <text:p>110701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0">
            <text:p>260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10701">
            <text:p>110701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1">
            <text:p>261</text:p>
          </table:table-cell>
          <table:table-cell office:value-type="float" office:value="0.17">
            <text:p>0,1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10701">
            <text:p>110701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6">
            <text:p>266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10701">
            <text:p>110701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8">
            <text:p>268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10701">
            <text:p>110701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0">
            <text:p>260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2">
            <text:p>262</text:p>
          </table:table-cell>
          <table:table-cell office:value-type="float" office:value="0.17">
            <text:p>0,1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4">
            <text:p>264</text:p>
          </table:table-cell>
          <table:table-cell office:value-type="float" office:value="0.17">
            <text:p>0,1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5">
            <text:p>265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6">
            <text:p>266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8">
            <text:p>268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отб+гом</text:p>
          </table:table-cell>
          <table:table-cell office:value-type="float" office:value="10101">
            <text:p>10101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71">
            <text:p>271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отб+гом</text:p>
          </table:table-cell>
          <table:table-cell office:value-type="float" office:value="10101">
            <text:p>10101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6">
            <text:p>266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отб+гом</text:p>
          </table:table-cell>
          <table:table-cell office:value-type="float" office:value="10101">
            <text:p>10101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8">
            <text:p>268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отб+гом</text:p>
          </table:table-cell>
          <table:table-cell office:value-type="float" office:value="10101">
            <text:p>10101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10701">
            <text:p>110701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0">
            <text:p>260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10701">
            <text:p>110701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1">
            <text:p>261</text:p>
          </table:table-cell>
          <table:table-cell office:value-type="float" office:value="0.17">
            <text:p>0,1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10701">
            <text:p>110701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6">
            <text:p>266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10701">
            <text:p>110701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8">
            <text:p>268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10701">
            <text:p>110701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0">
            <text:p>260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2">
            <text:p>262</text:p>
          </table:table-cell>
          <table:table-cell office:value-type="float" office:value="0.17">
            <text:p>0,1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4">
            <text:p>264</text:p>
          </table:table-cell>
          <table:table-cell office:value-type="float" office:value="0.17">
            <text:p>0,1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5">
            <text:p>265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91862">
            <text:p>191862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6">
            <text:p>266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91862">
            <text:p>191862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8">
            <text:p>268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91862">
            <text:p>191862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/>
          <table:table-cell office:value-type="float" office:value="259">
            <text:p>259</text:p>
          </table:table-cell>
          <table:table-cell office:value-type="float" office:value="0.32">
            <text:p>0,32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242">
            <text:p>242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/>
          <table:table-cell office:value-type="float" office:value="243">
            <text:p>243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/>
          <table:table-cell office:value-type="float" office:value="246">
            <text:p>246</text:p>
          </table:table-cell>
          <table:table-cell office:value-type="float" office:value="0.55">
            <text:p>0,5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76">
            <text:p>76</text:p>
          </table:table-cell>
          <table:table-cell office:value-type="float" office:value="131">
            <text:p>131</text:p>
          </table:table-cell>
          <table:table-cell/>
          <table:table-cell office:value-type="float" office:value="247">
            <text:p>247</text:p>
          </table:table-cell>
          <table:table-cell office:value-type="float" office:value="0.53">
            <text:p>0,5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office:value-type="float" office:value="252">
            <text:p>252</text:p>
          </table:table-cell>
          <table:table-cell office:value-type="float" office:value="1.2">
            <text:p>1,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/>
          <table:table-cell office:value-type="float" office:value="253">
            <text:p>253</text:p>
          </table:table-cell>
          <table:table-cell office:value-type="float" office:value="0.84">
            <text:p>0,8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>
            <text:p>Артикул</text:p>
          </table:table-cell>
          <table:table-cell office:value-type="string">
            <text:p>Колорит</text:p>
          </table:table-cell>
          <table:table-cell office:value-type="string">
            <text:p>№ новый</text:p>
          </table:table-cell>
          <table:table-cell office:value-type="string">
            <text:p>№старый</text:p>
          </table:table-cell>
          <table:table-cell office:value-type="string">
            <text:p>Машины</text:p>
          </table:table-cell>
          <table:table-cell office:value-type="string">
            <text:p>Настройки</text:p>
          </table:table-cell>
          <table:table-cell office:value-type="string">
            <text:p>Время</text:p>
          </table:table-cell>
          <table:table-cell office:value-type="string">
            <text:p>Метраж</text:p>
          </table:table-cell>
          <table:table-cell office:value-type="string">
            <text:p>Признак оптимального</text:p>
          </table:table-cell>
          <table:table-cell office:value-type="string">
            <text:p>кол машин</text:p>
          </table:table-cell>
          <table:table-cell table:number-columns-repeated="2"/>
          <table:table-cell>
            <draw:frame table:end-cell-address="Sheet2.R8" table:end-x="2.013cm" table:end-y="0.452cm" draw:z-index="0" draw:style-name="gr1" draw:text-style-name="P1" svg:width="8.718cm" svg:height="3.461cm" svg:x="0.07cm" svg:y="0.152cm">
              <draw:object draw:notify-on-update-of-ranges="Sheet2.M2:Sheet2.M4 Sheet2.N2:Sheet2.N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Sheet2.V9" table:end-x="2.226cm" table:end-y="0.452cm" draw:z-index="1" draw:style-name="gr1" draw:text-style-name="P1" svg:width="8.519cm" svg:height="3.779cm" svg:x="0.481cm" svg:y="0.286cm">
              <draw:object draw:notify-on-update-of-ranges="Sheet2.M6:Sheet2.M8 Sheet2.N6:Sheet2.N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10701">
            <text:p>110701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6">
            <text:p>266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 маш</text:p>
          </table:table-cell>
          <table:table-cell table:formula="of:=SUM([.I2:.I5])" office:value-type="float" office:value="7.6">
            <text:p>7,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10701">
            <text:p>110701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8">
            <text:p>268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 маш</text:p>
          </table:table-cell>
          <table:table-cell table:formula="of:=SUM([.I6:.I9])" office:value-type="float" office:value="7.6">
            <text:p>7,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6">
            <text:p>266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ост</text:p>
          </table:table-cell>
          <table:table-cell table:formula="of:=SUM([.I10:.I11])" office:value-type="float" office:value="3.8">
            <text:p>3,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8">
            <text:p>268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отб+гом</text:p>
          </table:table-cell>
          <table:table-cell office:value-type="float" office:value="10101">
            <text:p>10101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6">
            <text:p>266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 маш</text:p>
          </table:table-cell>
          <table:table-cell table:formula="of:=[.N2]/8*100" office:value-type="float" office:value="95">
            <text:p>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8с6отб+гом</text:p>
          </table:table-cell>
          <table:table-cell office:value-type="float" office:value="10101">
            <text:p>10101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8">
            <text:p>268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 маш</text:p>
          </table:table-cell>
          <table:table-cell table:formula="of:=[.N3]/8*100" office:value-type="float" office:value="95">
            <text:p>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10701">
            <text:p>110701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6">
            <text:p>266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ост</text:p>
          </table:table-cell>
          <table:table-cell table:formula="of:=[.N4]/8*100" office:value-type="float" office:value="47.5">
            <text:p>47,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10701">
            <text:p>110701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8">
            <text:p>268</text:p>
          </table:table-cell>
          <table:table-cell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91862">
            <text:p>191862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6">
            <text:p>266</text:p>
          </table:table-cell>
          <table:table-cell table:style-name="ce2"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91862">
            <text:p>191862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/>
          <table:table-cell office:value-type="float" office:value="268">
            <text:p>268</text:p>
          </table:table-cell>
          <table:table-cell table:style-name="ce2" office:value-type="float" office:value="1.9">
            <text:p>1,9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3"/>
          <table:table-cell>
            <draw:frame table:end-cell-address="Sheet2.R18" table:end-x="1.706cm" table:end-y="0.187cm" draw:z-index="2" draw:style-name="gr1" draw:text-style-name="P1" svg:width="7.937cm" svg:height="2.957cm" svg:x="0.544cm" svg:y="0.391cm">
              <draw:object draw:notify-on-update-of-ranges="Sheet2.M12:Sheet2.M13 Sheet2.N12:Sheet2.N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Sheet2.V17" table:end-x="2.17cm" table:end-y="0.399cm" draw:z-index="3" draw:style-name="gr1" draw:text-style-name="P1" svg:width="8.995cm" svg:height="2.956cm" svg:x="2.207cm" svg:y="0.153cm">
              <draw:object draw:notify-on-update-of-ranges="Sheet2.M14:Sheet2.M15 Sheet2.N14:Sheet2.N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100">
            <text:p>100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маш</text:p>
          </table:table-cell>
          <table:table-cell table:formula="of:=SUM([.I12:.I15])" office:value-type="float" office:value="1.72">
            <text:p>1,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100">
            <text:p>100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ост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100">
            <text:p>100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 маш</text:p>
          </table:table-cell>
          <table:table-cell table:formula="of:=[.N12]/8*100" office:value-type="float" office:value="21.5">
            <text:p>21,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242">
            <text:p>242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ост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21">
            <text:p>21</text:p>
          </table:table-cell>
          <table:table-cell office:value-type="float" office:value="92">
            <text:p>92</text:p>
          </table:table-cell>
          <table:table-cell/>
          <table:table-cell office:value-type="float" office:value="115">
            <text:p>115</text:p>
          </table:table-cell>
          <table:table-cell office:value-type="float" office:value="0.35">
            <text:p>0,3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21">
            <text:p>21</text:p>
          </table:table-cell>
          <table:table-cell office:value-type="float" office:value="92">
            <text:p>92</text:p>
          </table:table-cell>
          <table:table-cell/>
          <table:table-cell office:value-type="float" office:value="115">
            <text:p>115</text:p>
          </table:table-cell>
          <table:table-cell office:value-type="float" office:value="0.35">
            <text:p>0,35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10701">
            <text:p>110701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0">
            <text:p>260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маш</text:p>
          </table:table-cell>
          <table:table-cell table:formula="of:=SUM([.I18:.I19])" office:value-type="float" office:value="0.31">
            <text:p>0,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10701">
            <text:p>110701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1">
            <text:p>261</text:p>
          </table:table-cell>
          <table:table-cell office:value-type="float" office:value="0.17">
            <text:p>0,1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ост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0">
            <text:p>260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 маш</text:p>
          </table:table-cell>
          <table:table-cell table:formula="of:=[.N18]/8*100" office:value-type="float" office:value="3.875">
            <text:p>3,8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2">
            <text:p>262</text:p>
          </table:table-cell>
          <table:table-cell office:value-type="float" office:value="0.17">
            <text:p>0,1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ост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4">
            <text:p>264</text:p>
          </table:table-cell>
          <table:table-cell office:value-type="float" office:value="0.17">
            <text:p>0,1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5">
            <text:p>265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отб+гом</text:p>
          </table:table-cell>
          <table:table-cell office:value-type="float" office:value="10101">
            <text:p>10101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71">
            <text:p>271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10701">
            <text:p>110701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0">
            <text:p>260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10701">
            <text:p>110701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1">
            <text:p>261</text:p>
          </table:table-cell>
          <table:table-cell office:value-type="float" office:value="0.17">
            <text:p>0,1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0">
            <text:p>260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2">
            <text:p>262</text:p>
          </table:table-cell>
          <table:table-cell office:value-type="float" office:value="0.17">
            <text:p>0,1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4">
            <text:p>264</text:p>
          </table:table-cell>
          <table:table-cell office:value-type="float" office:value="0.17">
            <text:p>0,1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91862">
            <text:p>191862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/>
          <table:table-cell office:value-type="float" office:value="265">
            <text:p>265</text:p>
          </table:table-cell>
          <table:table-cell office:value-type="float" office:value="0.14">
            <text:p>0,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3"/>
          <table:table-cell>
            <draw:frame table:end-cell-address="Sheet2.S40" table:end-x="0.006cm" table:end-y="0.345cm" draw:z-index="4" draw:style-name="gr1" draw:text-style-name="P1" svg:width="7.492cm" svg:height="4.543cm" svg:x="1.547cm" svg:y="0.318cm">
              <draw:object draw:notify-on-update-of-ranges="Sheet2.M40:Sheet2.M41 Sheet2.N40:Sheet2.N4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Sheet2.V40" table:end-x="1.335cm" table:end-y="0.24cm" draw:z-index="5" draw:style-name="gr1" draw:text-style-name="P1" svg:width="7.77cm" svg:height="4.729cm" svg:x="0.339cm" svg:y="0.027cm">
              <draw:object draw:notify-on-update-of-ranges="Sheet2.M42:Sheet2.M43 Sheet2.N42:Sheet2.N4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/>
          <table:table-cell office:value-type="float" office:value="91">
            <text:p>91</text:p>
          </table:table-cell>
          <table:table-cell office:value-type="float" office:value="0.84">
            <text:p>0,84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маш</text:p>
          </table:table-cell>
          <table:table-cell table:formula="of:=SUM([.I31:.I34])" office:value-type="float" office:value="3.36">
            <text:p>3,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/>
          <table:table-cell office:value-type="float" office:value="91">
            <text:p>91</text:p>
          </table:table-cell>
          <table:table-cell office:value-type="float" office:value="0.84">
            <text:p>0,8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/>
          <table:table-cell office:value-type="float" office:value="91">
            <text:p>91</text:p>
          </table:table-cell>
          <table:table-cell office:value-type="float" office:value="0.84">
            <text:p>0,8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/>
          <table:table-cell office:value-type="float" office:value="253">
            <text:p>253</text:p>
          </table:table-cell>
          <table:table-cell office:value-type="float" office:value="0.84">
            <text:p>0,8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211">
            <text:p>211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211">
            <text:p>211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211">
            <text:p>211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/>
          <table:table-cell office:value-type="float" office:value="90">
            <text:p>90</text:p>
          </table:table-cell>
          <table:table-cell office:value-type="float" office:value="0.55">
            <text:p>0,55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/>
          <table:table-cell office:value-type="float" office:value="90">
            <text:p>90</text:p>
          </table:table-cell>
          <table:table-cell office:value-type="float" office:value="0.55">
            <text:p>0,55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 маш</text:p>
          </table:table-cell>
          <table:table-cell table:formula="of:=SUM([.I41:.I42])" office:value-type="float" office:value="5.4">
            <text:p>5,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/>
          <table:table-cell office:value-type="float" office:value="94">
            <text:p>94</text:p>
          </table:table-cell>
          <table:table-cell office:value-type="float" office:value="2.7">
            <text:p>2,7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ост</text:p>
          </table:table-cell>
          <table:table-cell table:formula="of:=[.I43]" office:value-type="float" office:value="2.7">
            <text:p>2,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/>
          <table:table-cell office:value-type="float" office:value="94">
            <text:p>94</text:p>
          </table:table-cell>
          <table:table-cell office:value-type="float" office:value="2.7">
            <text:p>2,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 маш</text:p>
          </table:table-cell>
          <table:table-cell table:formula="of:=[.N40]/8*100" office:value-type="float" office:value="67.5">
            <text:p>67,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00с65гл+ВОсн</text:p>
          </table:table-cell>
          <table:table-cell table:style-name="ce1" office:value-type="float" office:value="261005">
            <text:p>26100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77">
            <text:p>77</text:p>
          </table:table-cell>
          <table:table-cell table:style-name="ce1"/>
          <table:table-cell table:style-name="ce1" office:value-type="float" office:value="94">
            <text:p>94</text:p>
          </table:table-cell>
          <table:table-cell table:style-name="ce1" office:value-type="float" office:value="2.7">
            <text:p>2,7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">
            <text:p>1</text:p>
          </table:table-cell>
          <table:table-cell/>
          <table:table-cell office:value-type="string">
            <text:p>ост</text:p>
          </table:table-cell>
          <table:table-cell table:formula="of:=[.N41]/8*100" office:value-type="float" office:value="33.75">
            <text:p>33,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76">
            <text:p>76</text:p>
          </table:table-cell>
          <table:table-cell office:value-type="float" office:value="131">
            <text:p>131</text:p>
          </table:table-cell>
          <table:table-cell/>
          <table:table-cell office:value-type="float" office:value="93">
            <text:p>93</text:p>
          </table:table-cell>
          <table:table-cell office:value-type="float" office:value="0.47">
            <text:p>0,47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76">
            <text:p>76</text:p>
          </table:table-cell>
          <table:table-cell office:value-type="float" office:value="131">
            <text:p>131</text:p>
          </table:table-cell>
          <table:table-cell/>
          <table:table-cell office:value-type="float" office:value="247">
            <text:p>247</text:p>
          </table:table-cell>
          <table:table-cell office:value-type="float" office:value="0.53">
            <text:p>0,5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/>
          <table:table-cell office:value-type="float" office:value="105">
            <text:p>105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/>
          <table:table-cell office:value-type="float" office:value="105">
            <text:p>105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/>
          <table:table-cell office:value-type="float" office:value="105">
            <text:p>105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маш</text:p>
          </table:table-cell>
          <table:table-cell table:formula="of:=SUM([.I49:.I51])" office:value-type="float" office:value="21">
            <text:p>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10701">
            <text:p>110701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office:value-type="string">
            <text:p>1 маш</text:p>
          </table:table-cell>
          <table:table-cell table:formula="of:=SUM([.I52:.I55])" office:value-type="float" office:value="5.12">
            <text:p>5,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8с6гл+во-у</text:p>
          </table:table-cell>
          <table:table-cell office:value-type="float" office:value="191862">
            <text:p>191862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отб+гом</text:p>
          </table:table-cell>
          <table:table-cell office:value-type="float" office:value="10101">
            <text:p>10101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8с6гл+гом</text:p>
          </table:table-cell>
          <table:table-cell office:value-type="float" office:value="110701">
            <text:p>110701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1.28">
            <text:p>1,2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08с6гл+гом</text:p>
          </table:table-cell>
          <table:table-cell table:style-name="ce1" office:value-type="float" office:value="191862">
            <text:p>191862</text:p>
          </table:table-cell>
          <table:table-cell table:style-name="ce1" office:value-type="float" office:value="80">
            <text:p>80</text:p>
          </table:table-cell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style-name="ce1" office:value-type="float" office:value="1.28">
            <text:p>1,28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/>
          <table:table-cell office:value-type="float" office:value="274">
            <text:p>274</text:p>
          </table:table-cell>
          <table:table-cell office:value-type="float" office:value="0.332">
            <text:p>0,332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маш</text:p>
          </table:table-cell>
          <table:table-cell table:formula="of:=SUM([.I57:.I60])" office:value-type="float" office:value="1.316">
            <text:p>1,3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/>
          <table:table-cell office:value-type="float" office:value="274">
            <text:p>274</text:p>
          </table:table-cell>
          <table:table-cell office:value-type="float" office:value="0.332">
            <text:p>0,332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/>
          <table:table-cell office:value-type="float" office:value="274">
            <text:p>274</text:p>
          </table:table-cell>
          <table:table-cell office:value-type="float" office:value="0.332">
            <text:p>0,332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/>
          <table:table-cell office:value-type="float" office:value="259">
            <text:p>259</text:p>
          </table:table-cell>
          <table:table-cell office:value-type="float" office:value="0.32">
            <text:p>0,32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office:value-type="float" office:value="86">
            <text:p>86</text:p>
          </table:table-cell>
          <table:table-cell office:value-type="float" office:value="1.2">
            <text:p>1,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office:value-type="float" office:value="86">
            <text:p>86</text:p>
          </table:table-cell>
          <table:table-cell office:value-type="float" office:value="1.2">
            <text:p>1,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office:value-type="float" office:value="86">
            <text:p>86</text:p>
          </table:table-cell>
          <table:table-cell office:value-type="float" office:value="1.2">
            <text:p>1,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office:value-type="float" office:value="252">
            <text:p>252</text:p>
          </table:table-cell>
          <table:table-cell office:value-type="float" office:value="1.2">
            <text:p>1,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116">
            <text:p>116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116">
            <text:p>116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office:value-type="float" office:value="116">
            <text:p>116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/>
          <table:table-cell office:value-type="float" office:value="246">
            <text:p>246</text:p>
          </table:table-cell>
          <table:table-cell office:value-type="float" office:value="0.55">
            <text:p>0,5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1001">
            <text:p>11001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/>
          <table:table-cell office:value-type="float" office:value="88">
            <text:p>88</text:p>
          </table:table-cell>
          <table:table-cell office:value-type="float" office:value="1.08">
            <text:p>1,08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130706">
            <text:p>130706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/>
          <table:table-cell office:value-type="float" office:value="88">
            <text:p>88</text:p>
          </table:table-cell>
          <table:table-cell office:value-type="float" office:value="1.08">
            <text:p>1,08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00с65гл+ВОсн</text:p>
          </table:table-cell>
          <table:table-cell office:value-type="float" office:value="261005">
            <text:p>261005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/>
          <table:table-cell office:value-type="float" office:value="88">
            <text:p>88</text:p>
          </table:table-cell>
          <table:table-cell office:value-type="float" office:value="1.08">
            <text:p>1,08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4с5гл+МВО</text:p>
          </table:table-cell>
          <table:table-cell office:value-type="float" office:value="261005">
            <text:p>261005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/>
          <table:table-cell office:value-type="float" office:value="243">
            <text:p>243</text:p>
          </table:table-cell>
          <table:table-cell office:value-type="float" office:value="0.43">
            <text:p>0,4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C1:Sheet2.K72">
          <table:sort>
            <table:sort-by table:field-number="8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15.01.2019</text:date>, <text:time>19:1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L</meta:initial-creator>
    <meta:creation-date>2018-12-01T10:59:17.59</meta:creation-date>
    <dc:date>2019-01-15T19:16:56.38</dc:date>
    <dc:creator>D L</dc:creator>
    <meta:editing-duration>PT1H28M21S</meta:editing-duration>
    <meta:editing-cycles>3</meta:editing-cycles>
    <meta:generator>OpenOffice/4.1.6$Win32 OpenOffice.org_project/416m1$Build-9790</meta:generator>
    <meta:document-statistic meta:table-count="3" meta:cell-count="118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19cm" svg:height="3.462cm" xlink:href=".." xlink:type="simple" chart:class="chart:bar" chart:style-name="ch1">
        <chart:legend chart:legend-position="end" svg:x="6.456cm" svg:y="1.419cm" style:legend-expansion="high" chart:style-name="ch2"/>
        <chart:plot-area chart:style-name="ch3" table:cell-range-address="Sheet2.M2:Sheet2.N4" chart:data-source-has-labels="column" svg:x="0.624cm" svg:y="0.411cm" svg:width="5.484cm" svg:height="2.562cm">
          <chartooo:coordinate-region svg:x="1.245cm" svg:y="0.623cm" svg:width="4.863cm" svg:height="1.677cm"/>
          <chart:axis chart:dimension="x" chart:name="primary-x" chart:style-name="ch4" chartooo:axis-type="auto">
            <chartooo:date-scale/>
            <chart:categories table:cell-range-address="Sheet2.M2:Sheet2.M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N2:Sheet2.N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 маш</text:p>
                <draw:g>
                  <svg:desc>Sheet2.M2:Sheet2.M4</svg:desc>
                </draw:g>
              </table:table-cell>
              <table:table-cell office:value-type="float" office:value="7.6">
                <text:p>7.6</text:p>
                <draw:g>
                  <svg:desc>Sheet2.N2:Sheet2.N4</svg:desc>
                </draw:g>
              </table:table-cell>
            </table:table-row>
            <table:table-row>
              <table:table-cell office:value-type="string">
                <text:p>2 маш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ост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2cm" svg:height="3.78cm" xlink:href=".." xlink:type="simple" chart:class="chart:bar" chart:style-name="ch1">
        <chart:legend chart:legend-position="end" svg:x="6.257cm" svg:y="1.578cm" style:legend-expansion="high" chart:style-name="ch2"/>
        <chart:plot-area chart:style-name="ch3" table:cell-range-address="Sheet2.M6:Sheet2.N8" chart:data-source-has-labels="column" svg:x="0.62cm" svg:y="0.435cm" svg:width="5.297cm" svg:height="2.85cm">
          <chartooo:coordinate-region svg:x="1.427cm" svg:y="0.647cm" svg:width="4.49cm" svg:height="1.965cm"/>
          <chart:axis chart:dimension="x" chart:name="primary-x" chart:style-name="ch4" chartooo:axis-type="auto">
            <chartooo:date-scale/>
            <chart:categories table:cell-range-address="Sheet2.M6:Sheet2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N6:Sheet2.N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 маш</text:p>
                <draw:g>
                  <svg:desc>Sheet2.M6:Sheet2.M8</svg:desc>
                </draw:g>
              </table:table-cell>
              <table:table-cell office:value-type="float" office:value="95">
                <text:p>95</text:p>
                <draw:g>
                  <svg:desc>Sheet2.N6:Sheet2.N8</svg:desc>
                </draw:g>
              </table:table-cell>
            </table:table-row>
            <table:table-row>
              <table:table-cell office:value-type="string">
                <text:p>2 маш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ост</text:p>
              </table:table-cell>
              <table:table-cell office:value-type="float" office:value="47.5">
                <text:p>47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38cm" svg:height="2.958cm" xlink:href=".." xlink:type="simple" chart:class="chart:bar" chart:style-name="ch1">
        <chart:legend chart:legend-position="end" svg:x="5.675cm" svg:y="1.167cm" style:legend-expansion="high" chart:style-name="ch2"/>
        <chart:plot-area chart:style-name="ch3" table:cell-range-address="Sheet2.M12:Sheet2.N13" chart:data-source-has-labels="column" svg:x="0.608cm" svg:y="0.371cm" svg:width="4.751cm" svg:height="2.108cm">
          <chartooo:coordinate-region svg:x="1.044cm" svg:y="0.583cm" svg:width="4.315cm" svg:height="1.223cm"/>
          <chart:axis chart:dimension="x" chart:name="primary-x" chart:style-name="ch4" chartooo:axis-type="auto">
            <chartooo:date-scale/>
            <chart:categories table:cell-range-address="Sheet2.M12:Sheet2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N12:Sheet2.N13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 маш</text:p>
                <draw:g>
                  <svg:desc>Sheet2.M12:Sheet2.M13</svg:desc>
                </draw:g>
              </table:table-cell>
              <table:table-cell office:value-type="float" office:value="1.72">
                <text:p>1.72</text:p>
                <draw:g>
                  <svg:desc>Sheet2.N12:Sheet2.N13</svg:desc>
                </draw:g>
              </table:table-cell>
            </table:table-row>
            <table:table-row>
              <table:table-cell office:value-type="string">
                <text:p>ост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96cm" svg:height="2.957cm" xlink:href=".." xlink:type="simple" chart:class="chart:bar" chart:style-name="ch1">
        <chart:legend chart:legend-position="end" svg:x="6.733cm" svg:y="1.166cm" style:legend-expansion="high" chart:style-name="ch2"/>
        <chart:plot-area chart:style-name="ch3" table:cell-range-address="Sheet2.M14:Sheet2.N15" chart:data-source-has-labels="column" svg:x="0.629cm" svg:y="0.371cm" svg:width="5.746cm" svg:height="2.107cm">
          <chartooo:coordinate-region svg:x="1.25cm" svg:y="0.583cm" svg:width="5.125cm" svg:height="1.222cm"/>
          <chart:axis chart:dimension="x" chart:name="primary-x" chart:style-name="ch4" chartooo:axis-type="auto">
            <chartooo:date-scale/>
            <chart:categories table:cell-range-address="Sheet2.M14:Sheet2.M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N14:Sheet2.N15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 маш</text:p>
                <draw:g>
                  <svg:desc>Sheet2.M14:Sheet2.M15</svg:desc>
                </draw:g>
              </table:table-cell>
              <table:table-cell office:value-type="float" office:value="21.5">
                <text:p>21.5</text:p>
                <draw:g>
                  <svg:desc>Sheet2.N14:Sheet2.N15</svg:desc>
                </draw:g>
              </table:table-cell>
            </table:table-row>
            <table:table-row>
              <table:table-cell office:value-type="string">
                <text:p>ост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93cm" svg:height="4.544cm" xlink:href=".." xlink:type="simple" chart:class="chart:bar" chart:style-name="ch1">
        <chart:legend chart:legend-position="end" svg:x="5.23cm" svg:y="1.96cm" style:legend-expansion="high" chart:style-name="ch2"/>
        <chart:plot-area chart:style-name="ch3" table:cell-range-address="Sheet2.M40:Sheet2.N41" chart:data-source-has-labels="column" svg:x="0.599cm" svg:y="0.495cm" svg:width="4.333cm" svg:height="3.539cm">
          <chartooo:coordinate-region svg:x="1.035cm" svg:y="0.707cm" svg:width="3.897cm" svg:height="2.654cm"/>
          <chart:axis chart:dimension="x" chart:name="primary-x" chart:style-name="ch4" chartooo:axis-type="auto">
            <chartooo:date-scale/>
            <chart:categories table:cell-range-address="Sheet2.M40:Sheet2.M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N40:Sheet2.N4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 маш</text:p>
                <draw:g>
                  <svg:desc>Sheet2.M40:Sheet2.M41</svg:desc>
                </draw:g>
              </table:table-cell>
              <table:table-cell office:value-type="float" office:value="5.4">
                <text:p>5.4</text:p>
                <draw:g>
                  <svg:desc>Sheet2.N40:Sheet2.N41</svg:desc>
                </draw:g>
              </table:table-cell>
            </table:table-row>
            <table:table-row>
              <table:table-cell office:value-type="string">
                <text:p>ост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71cm" svg:height="4.73cm" xlink:href=".." xlink:type="simple" chart:class="chart:bar" chart:style-name="ch1">
        <chart:legend chart:legend-position="end" svg:x="5.508cm" svg:y="2.053cm" style:legend-expansion="high" chart:style-name="ch2"/>
        <chart:plot-area chart:style-name="ch3" table:cell-range-address="Sheet2.M42:Sheet2.N43" chart:data-source-has-labels="column" svg:x="0.605cm" svg:y="0.511cm" svg:width="4.593cm" svg:height="3.705cm">
          <chartooo:coordinate-region svg:x="1.226cm" svg:y="0.723cm" svg:width="3.972cm" svg:height="2.82cm"/>
          <chart:axis chart:dimension="x" chart:name="primary-x" chart:style-name="ch4" chartooo:axis-type="auto">
            <chartooo:date-scale/>
            <chart:categories table:cell-range-address="Sheet2.M42:Sheet2.M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N42:Sheet2.N43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 маш</text:p>
                <draw:g>
                  <svg:desc>Sheet2.M42:Sheet2.M43</svg:desc>
                </draw:g>
              </table:table-cell>
              <table:table-cell office:value-type="float" office:value="67.5">
                <text:p>67.5</text:p>
                <draw:g>
                  <svg:desc>Sheet2.N42:Sheet2.N43</svg:desc>
                </draw:g>
              </table:table-cell>
            </table:table-row>
            <table:table-row>
              <table:table-cell office:value-type="string">
                <text:p>ост</text:p>
              </table:table-cell>
              <table:table-cell office:value-type="float" office:value="33.75">
                <text:p>33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